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8" office:value-type="string" office:string-value="Catalogue Deletion. Details">
            <text:p>Catalogue Deletion. Details</text:p>
          </table:table-cell>
          <table:table-cell table:style-name="ce8" office:value-type="string" office:string-value=""/>
          <table:table-cell table:style-name="ce8" office:value-type="string" office:string-value="Catalogue Deletion">
            <text:p>Catalogue Dele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Catalogue.">
            <text:p>A document used to cancel an entire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Deletion. UBL Version Identifier. Identifier">
            <text:p>Catalogue Deletion. UBL Vers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Deletion. Customization Identifier. Identifier">
            <text:p>Catalogue Deletion. Customiza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Deletion. Profile Identifier. Identifier">
            <text:p>Catalogue Deletion. Profile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Deletion. Profile Execution Identifier. Identifier">
            <text:p>Catalogue Deletion. Profile Execu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Deletion. Identifier">
            <text:p>Catalogue Delet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Deletion. UUID. Identifier">
            <text:p>Catalogue Deletion. UUID.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Deletion. Name">
            <text:p>Catalogue Deletion. Na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Deletion. Issue Date. Date">
            <text:p>Catalogue Deletion. Issu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Deletion. Issue Time. Time">
            <text:p>Catalogue Deletion. Issu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9" office:string-value="Catalogue Deletion. Effective Date. Date">
            <text:p>Catalogue Deletion. Effectiv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Date">
            <text:p>Date</text:p>
          </table:table-cell>
          <table:table-cell office:value-type="string" table:style-name="ce11" table:formula="of:=IF([.F12]&lt;&gt;&quot;&quot;;CONCATENATE([.F12];&quot; &quot;;[.G12]);[.G12])" office:string-value="Effective Date">
            <text:p>Effectiv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date, assigned by the seller, on which the Catalogue expires.">
            <text:p>The effective date, assigned by the seller, on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9" office:string-value="Catalogue Deletion. Effective Time. Time">
            <text:p>Catalogue Deletion. Effectiv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Time">
            <text:p>Time</text:p>
          </table:table-cell>
          <table:table-cell office:value-type="string" table:style-name="ce11" table:formula="of:=IF([.F13]&lt;&gt;&quot;&quot;;CONCATENATE([.F13];&quot; &quot;;[.G13]);[.G13])" office:string-value="Effective Time">
            <text:p>Effectiv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time, assigned by the seller, at which the Catalogue expires.">
            <text:p>The effective time, assigned by the seller, at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Deletion. Note. Text">
            <text:p>Catalogue Deletion. Note.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talogue Deletion. Version. Identifier">
            <text:p>Catalogue Deletion. Vers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letion. Description. Text">
            <text:p>Catalogue Deletion. Description.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stock no longer provided ">
            <text:p><text:s/>stock no longer provide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Deletion. Validity_ Period. Period">
            <text:p>Catalogue Deletion. Validity_ Period. Period</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10" office:value-type="string" office:string-value="Catalogue Deletion. Deleted_ Catalogue Reference. Catalogue Reference">
            <text:p>Catalogue Deletion. Deleted_ Catalogue Reference. Catalogue Referenc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Deleted">
            <text:p>Deleted</text:p>
          </table:table-cell>
          <table:table-cell table:style-name="ce10" office:value-type="string" office:string-value=""/>
          <table:table-cell table:style-name="ce10" office:value-type="string" office:string-value=""/>
          <table:table-cell table:style-name="ce10" table:formula="of:=[.M18]"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deleted.">
            <text:p>A reference to the Catalogue being dele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10" office:value-type="string" office:string-value="Catalogue Deletion. Referenced_ Contract. Contract">
            <text:p>Catalogue Deletion. Referenced_ Contract. Contract</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was associated.">
            <text:p>A contract or framework agreement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talogue Deletion. Signature">
            <text:p>Catalogue Deletion. Signatur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atalogue Deletion. Receiver_ Party. Party">
            <text:p>Catalogue Deletion. Receiv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Deletion.">
            <text:p>The party receiv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Deletion. Provider_ Party. Party">
            <text:p>Catalogue Deletion. Provid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Deletion.">
            <text:p>The party send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Catalogue Deletion. Seller_ Supplier Party. Supplier Party">
            <text:p>Catalogue Deletion. Seller_ Supplier Party. Suppli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10" office:value-type="string" office:string-value="Catalogue Deletion. Contractor_ Customer Party. Customer Party">
            <text:p>Catalogue Deletion. Contractor_ Customer Party. Custom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was associated.">
            <text:p>The customer party responsible for the contracts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